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2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2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custom-shape text:anchor-type="paragraph" draw:z-index="1" draw:style-name="gr2" draw:text-style-name="P2" svg:width="12.66cm" svg:height="6.439cm" svg:x="2.258cm" svg:y="12.506cm"><text:p text:style-name="P1"><text:span text:style-name="T1">Since the number of people rapidly </text:span></text:p><text:p text:style-name="P1"><text:span text:style-name="T1">increase, they had to find living </text:span></text:p><text:p text:style-name="P1"><text:span text:style-name="T1">on others planets.</text:span></text:p><text:p text:style-name="P1"><text:span text:style-name="T1">Due to limited resources of these planets</text:span></text:p><text:p text:style-name="P1"><text:span text:style-name="T1">an unlimited demands for new goods </text:span></text:p><text:p text:style-name="P1"><text:span text:style-name="T1">of its inhabitants a big galaxy war was </text:span></text:p><text:p text:style-name="P1"><text:span text:style-name="T1">upon the edge…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0" draw:style-name="gr1" draw:text-style-name="P2" svg:width="11.708cm" svg:height="4.202cm" svg:x="2.947cm" svg:y="4.027cm"><text:p text:style-name="P1"><text:span text:style-name="T1">The only hope to save the galaxy from </text:span></text:p><text:p text:style-name="P1"><text:span text:style-name="T1">destructive war was the global resource </text:span></text:p><text:p text:style-name="P1"><text:span text:style-name="T1">and delivery space station to delivery </text:span></text:p><text:p text:style-name="P1"><text:span text:style-name="T1">all needs to other planets. </text:span></text:p><text:p text:style-name="P1"><text:span text:style-name="T1">And they made you as the Captain..."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3333" draw:end-color="#e6ff00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5:24:13.362625589</meta:creation-date>
    <dc:date>2014-08-24T15:39:50.416355295</dc:date>
    <meta:editing-duration>PT1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